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Żyje mój Pan /x3</text:span><text:span text:style-name="T1"><text:line-break/></text:span><text:span text:style-name="T1">Na wieki już na wieki</text:span><text:span text:style-name="T1"><text:line-break/></text:span><text:span text:style-name="T1">żyje Pan, żyje Pan</text:span><text:span text:style-name="T1"><text:line-break/></text:span><text:span text:style-name="T1">na wieki już, na wieki już</text:span><text:span text:style-name="T1"><text:line-break/></text:span><text:span text:style-name="T1">a imię Jego – jego Jezus</text:span><text:span text:style-name="T1"><text:line-break/></text:span><text:span text:style-name="T1">Jemu będę śpiewał nową pieśń</text:span><text:span text:style-name="T1"><text:line-break/></text:span><text:span text:style-name="T1">Bo mam życie w Nim,</text:span><text:span text:style-name="T1"><text:line-break/></text:span><text:span text:style-name="T1">innym ludziom głosić chc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3T23:40:57</meta:creation-date>
    <dc:creator>Rafał Talacha</dc:creator>
    <dc:date>2009-02-01T22:44:04</dc:date>
    <dc:language>pl-PL</dc:language>
    <meta:editing-cycles>7</meta:editing-cycles>
    <meta:editing-duration>PT3M3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